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4400000042E70BFF95D5E95D63.png" manifest:media-type="image/png"/>
  <manifest:file-entry manifest:full-path="Pictures/10000E5400000707000006D216741E64C7875B85.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Полужирный" style:font-family-generic="swiss" style:font-pitch="variable"/>
    <style:font-face style:name="DIN Alternate Bold" svg:font-family="'DIN Alternate Bold'" style:font-pitch="variable"/>
    <style:font-face style:name="DIN Alternate Bold1" svg:font-family="'DIN Alternate Bold'"/>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1"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ffffff" draw:textarea-horizontal-align="justify" draw:textarea-vertical-align="middle" draw:auto-grow-height="false" fo:min-height="10.291cm" fo:min-width="22.36cm"/>
    </style:style>
    <style:style style:name="gr2" style:family="graphic" style:parent-style-name="standard">
      <style:graphic-properties draw:stroke="solid" draw:stroke-dash="Long_20_Dash" svg:stroke-width="0.053cm" svg:stroke-color="#ff7f2a" draw:marker-start="" draw:marker-start-width="0.279cm" draw:marker-end="" draw:marker-end-width="0.279cm" draw:fill="solid" draw:fill-color="#d4edfb" draw:opacity="100%" draw:textarea-horizontal-align="justify" draw:textarea-vertical-align="middle" draw:auto-grow-height="false" fo:min-height="5.289cm" fo:min-width="14.518cm" fo:padding-top="0.151cm" fo:padding-bottom="0.151cm" fo:padding-left="0.276cm" fo:padding-right="0.276cm"/>
    </style:style>
    <style:style style:name="gr3" style:family="graphic" style:parent-style-name="standard">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style:style>
    <style:style style:name="gr4"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5" style:family="graphic" style:parent-style-name="standard">
      <style:graphic-properties draw:stroke="solid" svg:stroke-width="0.106cm" svg:stroke-color="#ff7f2a" draw:marker-start="Стили_20_стрелок_20_13" draw:marker-start-width="0.318cm" draw:marker-start-center="false" draw:marker-end="Стили_20_стрелок_20_16"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6" style:family="graphic" style:parent-style-name="standard" style:list-style-name="L2">
      <style:graphic-properties draw:stroke="none" svg:stroke-width="0.035cm" svg:stroke-color="#ff7f2a"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7"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paragraph-properties style:writing-mode="lr-tb"/>
    </style:style>
    <style:style style:name="gr9" style:family="graphic" style:parent-style-name="standard">
      <style:graphic-properties draw:stroke="solid" svg:stroke-width="0.106cm" svg:stroke-color="#3465a4" draw:marker-start="msArrowEnd_20_5" draw:marker-start-width="0.318cm" draw:marker-start-center="false" draw:marker-end="msArrowEnd_20_5"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10"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1"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2" style:family="graphic" style:parent-style-name="standard">
      <style:graphic-properties draw:stroke="none" draw:fill-color="#ffffff" draw:textarea-horizontal-align="justify" draw:textarea-vertical-align="middle" draw:auto-grow-height="false" fo:min-height="12.416cm" fo:min-width="22.36cm"/>
    </style:style>
    <style:style style:name="gr13" style:family="graphic" style:parent-style-name="Базовый_5f_1">
      <style:graphic-properties draw:stroke="none" draw:fill-color="#ffffff" draw:textarea-horizontal-align="justify" draw:textarea-vertical-align="middle" draw:auto-grow-height="false" fo:min-height="12.45cm" fo:min-width="15.375cm"/>
    </style:style>
    <style:style style:name="gr14" style:family="graphic" style:parent-style-name="Базовый_5f_1_5f_1">
      <style:graphic-properties draw:stroke="solid" draw:stroke-dash="Long_20_Dash" svg:stroke-width="0.053cm" svg:stroke-color="#729fcf" draw:marker-start-width="0.279cm" draw:marker-end-width="0.279cm" draw:fill="solid" draw:fill-color="#d4edfb" draw:opacity="100%" draw:textarea-horizontal-align="justify" draw:textarea-vertical-align="middle" draw:auto-grow-height="false" fo:min-height="8.943cm" fo:min-width="14.408cm" fo:padding-top="0.151cm" fo:padding-bottom="0.151cm" fo:padding-left="0.276cm" fo:padding-right="0.276cm"/>
    </style:style>
    <style:style style:name="gr15" style:family="graphic" style:parent-style-name="Базовый_5f_1_5f_1">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style:style>
    <style:style style:name="gr16" style:family="graphic" style:parent-style-name="Базовый_5f_1_5f_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7" style:family="graphic" style:parent-style-name="Базовый_5f_1_5f_1">
      <style:graphic-properties draw:stroke="solid" svg:stroke-width="0.106cm" svg:stroke-color="#be1818" draw:marker-start="Стили_20_стрелок_20_13"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18" style:family="graphic" style:parent-style-name="Базовый_5f_1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9" style:family="graphic" style:parent-style-name="Базовый_5f_1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0" style:family="graphic" style:parent-style-name="Базовый_5f_1_5f_1">
      <style:graphic-properties draw:stroke="solid" svg:stroke-width="0.106cm" svg:stroke-color="#be1818" draw:marker-start="Стили_20_стрелок_20_16"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21" style:family="graphic" style:parent-style-name="Базовый_5f_1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2" style:family="graphic" style:parent-style-name="Базовый_5f_1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3" style:family="graphic" style:parent-style-name="Базовый_5f_1_5f_1">
      <style:graphic-properties draw:stroke="solid" svg:stroke-width="0.106cm" svg:stroke-color="#be1818" draw:marker-start="msArrowEnd_20_5" draw:marker-start-width="0.318cm" draw:marker-start-center="false" draw:marker-end="msArrowEnd_20_5"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24" style:family="graphic" style:parent-style-name="Базовый_5f_1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5" style:family="graphic" style:parent-style-name="Базовый_5f_1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6" style:family="graphic" style:parent-style-name="Базовый_5f_1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7" style:family="graphic" style:parent-style-name="Базовый_5f_1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8" style:family="graphic" style:parent-style-name="Базовый_5f_1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9" style:family="graphic" style:parent-style-name="Базовый_5f_1_5f_1">
      <style:graphic-properties draw:stroke="solid" svg:stroke-width="0.106cm" svg:stroke-color="#be1818" draw:marker-start="" draw:marker-start-width="0.318cm" draw:marker-start-center="false" draw:marker-end="Стили_20_стрелок_20_19"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30" style:family="graphic" style:parent-style-name="Базовый_5f_1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1" style:family="graphic" style:parent-style-name="Базовый_5f_1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2" style:family="graphic" style:parent-style-name="Базовый_5f_1_5f_1">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paragraph-properties style:writing-mode="lr-tb"/>
    </style:style>
    <style:style style:name="gr33" style:family="graphic" style:parent-style-name="Базовый_5f_1_5f_1" style:list-style-name="L1">
      <style:graphic-properties svg:stroke-width="0.053cm" svg:stroke-color="#ffffff" draw:marker-start-width="1.146cm" draw:marker-end-width="0.536cm" draw:fill-color="#326ce5" draw:textarea-vertical-align="middle" fo:padding-top="0.151cm" fo:padding-bottom="0.151cm" fo:padding-left="0.276cm" fo:padding-right="0.276cm"/>
      <style:paragraph-properties style:writing-mode="lr-tb"/>
    </style:style>
    <style:style style:name="gr34" style:family="graphic" style:parent-style-name="standard">
      <style:graphic-properties draw:stroke="none" draw:fill-color="#ffffff" draw:textarea-horizontal-align="justify" draw:textarea-vertical-align="middle" draw:auto-grow-height="false" fo:min-height="9.475cm" fo:min-width="15.375cm"/>
    </style:style>
    <style:style style:name="gr35" style:family="graphic" style:parent-style-name="Базовый_5f_1">
      <style:graphic-properties draw:stroke="solid" draw:stroke-dash="Long_20_Dash" svg:stroke-width="0.053cm" svg:stroke-color="#729fcf" draw:marker-start-width="0.279cm" draw:marker-end-width="0.279cm" draw:fill="solid" draw:fill-color="#d4edfb" draw:opacity="100%" draw:textarea-horizontal-align="justify" draw:textarea-vertical-align="middle" draw:auto-grow-height="false" fo:min-height="5.42cm" fo:min-width="14.42cm" fo:padding-top="0.151cm" fo:padding-bottom="0.151cm" fo:padding-left="0.276cm" fo:padding-right="0.276cm"/>
    </style:style>
    <style:style style:name="gr36" style:family="graphic" style:parent-style-name="Базовый_5f_1">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style:style>
    <style:style style:name="gr37" style:family="graphic" style:parent-style-name="Базовый_5f_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8" style:family="graphic" style:parent-style-name="Базовый_5f_1">
      <style:graphic-properties draw:stroke="solid" svg:stroke-width="0.106cm" svg:stroke-color="#be1818" draw:marker-start="Стили_20_стрелок_20_16"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39" style:family="graphic" style:parent-style-name="Базовый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0" style:family="graphic" style:parent-style-name="Базовый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1" style:family="graphic" style:parent-style-name="Базовый_5f_1">
      <style:graphic-properties draw:stroke="solid" svg:stroke-width="0.106cm" svg:stroke-color="#be1818" draw:marker-start="Стили_20_стрелок_20_13"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42"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3"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4"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5"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6"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7" style:family="graphic" style:parent-style-name="Базовый_5f_1">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paragraph-properties style:writing-mode="lr-tb"/>
    </style:style>
    <style:style style:name="gr48" style:family="graphic" style:parent-style-name="Базовый_5f_1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9" style:family="graphic" style:parent-style-name="Базовый_5f_1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P1" style:family="paragraph">
      <loext:graphic-properties draw:fill-color="#ffffff"/>
      <style:paragraph-properties fo:text-align="center"/>
    </style:style>
    <style:style style:name="P2" style:family="paragraph">
      <loext:graphic-properties draw:fill="solid" draw:fill-color="#d4edfb" draw:opacity="100%"/>
      <style:paragraph-properties fo:text-align="center"/>
    </style:style>
    <style:style style:name="P3" style:family="paragraph">
      <loext:graphic-properties draw:fill="solid" draw:fill-color="#326ce5"/>
      <style:paragraph-properties fo:text-align="center" style:font-independent-line-spacing="true"/>
      <style:text-properties fo:font-size="36pt"/>
    </style:style>
    <style:style style:name="P4"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style:font-name="Arial1" fo:font-size="12pt" fo:font-weight="bold" style:font-size-asian="12pt" style:font-weight-asian="bold" style:font-size-complex="12pt" style:font-weight-complex="bold" fo:hyphenate="false"/>
    </style:style>
    <style:style style:name="P5"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style:font-name="Arial1" fo:font-size="12pt" fo:font-weight="bold" style:font-size-asian="12pt" style:font-weight-asian="bold" style:font-size-complex="12pt" style:font-weight-complex="bold" fo:hyphenate="false"/>
    </style:style>
    <style:style style:name="P6" style:family="paragraph">
      <loext:graphic-properties draw:fill="none"/>
      <style:paragraph-properties fo:text-align="center" style:font-independent-line-spacing="true"/>
      <style:text-properties fo:font-size="36pt"/>
    </style:style>
    <style:style style:name="P7"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fo:font-size="36pt" fo:hyphenate="false"/>
    </style:style>
    <style:style style:name="P8" style:family="paragraph">
      <loext:graphic-properties draw:fill="none"/>
      <style:paragraph-properties fo:text-align="center"/>
    </style:style>
    <style:style style:name="P9" style:family="paragraph">
      <style:paragraph-properties fo:text-align="center" style:writing-mode="lr-tb"/>
      <style:text-properties fo:color="#ffffff" loext:opacity="100%" style:font-name="Arial" fo:font-size="20pt" fo:font-weight="bold" style:font-size-asian="20pt" style:font-weight-asian="bold" style:font-size-complex="20pt" style:font-weight-complex="bold"/>
    </style:style>
    <style:style style:name="P10" style:family="paragraph">
      <loext:graphic-properties draw:fill="solid" draw:fill-color="#326ce5" draw:opacity="100%"/>
      <style:paragraph-properties fo:text-align="center" style:writing-mode="lr-tb"/>
      <style:text-properties fo:color="#ffffff" loext:opacity="100%" style:font-name="Arial" fo:font-size="20pt" fo:font-weight="bold" style:font-size-asian="20pt" style:font-weight-asian="bold" style:font-size-complex="20pt" style:font-weight-complex="bold"/>
    </style:style>
    <style:style style:name="P11" style:family="paragraph">
      <style:paragraph-properties fo:margin-left="0cm" fo:margin-right="0cm" fo:margin-top="0.494cm" fo:margin-bottom="0cm" fo:line-height="100%" fo:text-align="start" fo:text-indent="0cm" style:punctuation-wrap="simple" style:writing-mode="lr-tb">
        <style:tab-stops>
          <style:tab-stop style:position="0cm"/>
        </style:tab-stops>
      </style:paragraph-properties>
      <style:text-properties style:font-name="Arial1" fo:font-size="36pt" fo:hyphenate="false"/>
    </style:style>
    <style:style style:name="P12"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style:font-name="Arial1" fo:font-size="36pt" fo:hyphenate="false"/>
    </style:style>
    <style:style style:name="P13"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style:font-name="Arial1" fo:font-size="11pt" fo:font-weight="bold" style:font-size-asian="11pt" style:font-weight-asian="bold" style:font-size-complex="11pt" style:font-weight-complex="bold" fo:hyphenate="false"/>
    </style:style>
    <style:style style:name="P14"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style:font-name="Arial1" fo:font-size="11pt" fo:font-weight="bold" style:font-size-asian="11pt" style:font-weight-asian="bold" style:font-size-complex="11pt" style:font-weight-complex="bold" fo:hyphenate="false"/>
    </style:style>
    <style:style style:name="P15" style:family="paragraph">
      <style:paragraph-properties fo:text-align="center" style:writing-mode="lr-tb"/>
      <style:text-properties fo:color="#ffffff" loext:opacity="100%" style:font-name="Arial1" fo:font-size="20pt" fo:font-weight="bold" style:font-size-asian="20pt" style:font-weight-asian="bold" style:font-size-complex="20pt" style:font-weight-complex="bold"/>
    </style:style>
    <style:style style:name="P16" style:family="paragraph">
      <loext:graphic-properties draw:fill="solid" draw:fill-color="#326ce5" draw:opacity="100%"/>
      <style:paragraph-properties fo:text-align="center" style:writing-mode="lr-tb"/>
      <style:text-properties fo:color="#ffffff" loext:opacity="100%" style:font-name="Arial1" fo:font-size="20pt" fo:font-weight="bold" style:font-size-asian="20pt" style:font-weight-asian="bold" style:font-size-complex="20pt" style:font-weight-complex="bold"/>
    </style:style>
    <style:style style:name="P17"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18" style:family="paragraph">
      <loext:graphic-properties draw:fill-color="#326ce5"/>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style:font-name="Arial1" fo:font-size="18pt" fo:hyphenate="false"/>
    </style:style>
    <style:style style:name="T1" style:family="text">
      <style:text-properties fo:font-variant="normal" fo:text-transform="none" fo:color="#ffffff" loext:opacity="100%" style:text-line-through-style="none" style:text-line-through-type="none" style:text-position="0% 100%" style:font-name="Arial1" fo:font-size="12pt" fo:letter-spacing="0.005cm" fo:font-style="normal" style:text-underline-style="none" fo:font-weight="bold" style:font-name-asian="DIN Alternate Bold1" style:font-size-asian="12pt" style:font-style-asian="normal" style:font-weight-asian="bold" style:font-name-complex="DIN Alternate Bold1" style:font-size-complex="12pt" style:font-style-complex="normal" style:font-weight-complex="bold"/>
    </style:style>
    <style:style style:name="T2" style:family="text">
      <style:text-properties fo:color="#ffffff" loext:opacity="100%" style:font-name="Arial" fo:font-size="20pt" fo:font-weight="bold" style:font-size-asian="20pt" style:font-weight-asian="bold" style:font-size-complex="20pt" style:font-weight-complex="bold"/>
    </style:style>
    <style:style style:name="T3" style:family="text">
      <style:text-properties fo:font-variant="normal" fo:text-transform="none" fo:color="#092257" loext:opacity="100%" style:text-line-through-style="none" style:text-line-through-type="none" style:text-position="0% 100%" style:font-name="Arial1" fo:font-size="13pt" fo:letter-spacing="0.005cm" fo:font-style="normal" style:text-underline-style="none" fo:font-weight="normal" style:font-name-asian="DIN Alternate Bold1" style:font-size-asian="13pt" style:font-style-asian="normal" style:font-weight-asian="normal" style:font-name-complex="DIN Alternate Bold1" style:font-size-complex="13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Arial1" fo:font-size="11pt" fo:letter-spacing="0.005cm" fo:font-style="normal" style:text-underline-style="none" fo:font-weight="bold" style:font-name-asian="DIN Alternate Bold1" style:font-size-asian="11pt" style:font-style-asian="normal" style:font-weight-asian="bold" style:font-name-complex="DIN Alternate Bold1" style:font-size-complex="11pt" style:font-style-complex="normal" style:font-weight-complex="bold"/>
    </style:style>
    <style:style style:name="T5" style:family="text">
      <style:text-properties fo:color="#ffffff" loext:opacity="100%" style:font-name="Arial1" fo:font-size="20pt" fo:font-weight="bold" style:font-size-asian="20pt" style:font-weight-asian="bold" style:font-size-complex="20pt" style:font-weight-complex="bold"/>
    </style:style>
    <style:style style:name="T6" style:family="text">
      <style:text-properties fo:font-variant="normal" fo:text-transform="none" fo:color="#ffffff" loext:opacity="100%" style:text-line-through-style="none" style:text-line-through-type="none" style:text-position="0% 100%" style:font-name="Arial1" fo:font-size="15pt" fo:letter-spacing="normal" fo:font-style="normal" style:text-underline-style="none" fo:font-weight="bold" style:font-name-asian="DIN Alternate Bold1" style:font-size-asian="15pt" style:font-style-asian="normal" style:font-weight-asian="bold" style:font-name-complex="DIN Alternate Bold1" style:font-size-complex="15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9225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1" draw:layer="layout" svg:width="22.86cm" svg:height="10.541cm" svg:x="2.152cm" svg:y="6.969cm">
          <text:p/>
          <draw:enhanced-geometry svg:viewBox="0 0 21600 21600" draw:type="rectangle" draw:enhanced-path="M 0 0 L 21600 0 21600 21600 0 21600 0 0 Z N"/>
        </draw:custom-shape>
        <draw:custom-shape draw:style-name="gr2" draw:text-style-name="P2" draw:layer="layout" svg:width="15.24cm" svg:height="5.761cm" svg:x="5.764cm" svg:y="11.16cm">
          <text:p/>
          <draw:enhanced-geometry svg:viewBox="0 0 21600 21600" draw:mirror-horizontal="false" draw:mirror-vertical="false" draw:path-stretchpoint-x="10800" draw:path-stretchpoint-y="10800" draw:text-areas="?f3 ?f4 ?f5 ?f6" draw:type="round-rectangle" draw:modifiers="1088.389670375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 6" draw:style-name="gr3" draw:text-style-name="P3" draw:layer="layout" svg:width="2.664cm" svg:height="3.88cm" svg:x="7.604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 3" draw:style-name="gr4" draw:text-style-name="P5" draw:layer="layout" svg:width="2.2cm" svg:height="0.787cm" svg:x="7.835cm" svg:y="12.457cm">
          <text:p text:style-name="P4"><text:span text:style-name="T1">DB </text:span><text:span text:style-name="T1">Pod </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7" draw:style-name="gr3" draw:text-style-name="P3" draw:layer="layout" svg:width="2.664cm" svg:height="3.88cm" svg:x="16.595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 3" draw:style-name="gr4" draw:text-style-name="P5" draw:layer="layout" svg:width="2.268cm" svg:height="0.787cm" svg:x="16.793cm" svg:y="12.457cm">
          <text:p text:style-name="P4"><text:span text:style-name="T1">DB Pod </text:span><text:span text:style-name="T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8" draw:style-name="gr3" draw:text-style-name="P3" draw:layer="layout" svg:width="2.664cm" svg:height="3.88cm" svg:x="12.099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 3" draw:style-name="gr4" draw:text-style-name="P5" draw:layer="layout" svg:width="2.2cm" svg:height="0.787cm" svg:x="12.331cm" svg:y="12.457cm">
          <text:p text:style-name="P4"><text:span text:style-name="T1">D</text:span><text:span text:style-name="T1">B</text:span><text:span text:style-name="T1"> </text:span><text:span text:style-name="T1">P</text:span><text:span text:style-name="T1">o</text:span><text:span text:style-name="T1">d</text:span><text:span text:style-name="T1"> </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 11" draw:style-name="gr5" draw:text-style-name="P6" draw:layer="layout" svg:x1="10.268cm" svg:y1="14.516cm" svg:x2="11.935cm" svg:y2="14.123cm">
          <text:p/>
        </draw:line>
        <draw:custom-shape draw:name="Write_ 9" draw:style-name="gr6" draw:text-style-name="P7" draw:layer="layout" svg:width="0.737cm" svg:height="0.832cm" draw:transform="rotate (-1.5707963267949) translate (12.667cm 12.5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 12" draw:style-name="gr5" draw:text-style-name="P6" draw:layer="layout" svg:x1="16.541cm" svg:y1="14.532cm" svg:x2="14.874cm" svg:y2="14.139cm">
          <text:p/>
        </draw:line>
        <draw:frame draw:style-name="gr7" draw:text-style-name="P8" draw:layer="layout" svg:width="1.33cm" svg:height="1.29cm" svg:x="6.412cm" svg:y="10.372cm">
          <draw:image xlink:href="Pictures/10000E5400000707000006D216741E64C7875B85.svg" xlink:type="simple" xlink:show="embed" xlink:actuate="onLoad" draw:mime-type="image/svg+xml">
            <text:p/>
          </draw:image>
          <draw:image xlink:href="Pictures/100000010000004400000042E70BFF95D5E95D63.png" xlink:type="simple" xlink:show="embed" xlink:actuate="onLoad" draw:mime-type="image/png"/>
        </draw:frame>
        <draw:custom-shape draw:style-name="gr8" draw:text-style-name="P10" draw:layer="layout" svg:width="11.43cm" svg:height="1.29cm" svg:x="7.674cm" svg:y="7.556cm">
          <text:p text:style-name="P9"><text:span text:style-name="T2">C</text:span><text:span text:style-name="T2">l</text:span><text:span text:style-name="T2">i</text:span><text:span text:style-name="T2">e</text:span><text:span text:style-name="T2">n</text:span><text:span text:style-name="T2">t</text:span><text:span text:style-name="T2"> </text:span><text:span text:style-name="T2">A</text:span><text:span text:style-name="T2">p</text:span><text:span text:style-name="T2">p</text:span><text:span text:style-name="T2">l</text:span><text:span text:style-name="T2">i</text:span><text:span text:style-name="T2">c</text:span><text:span text:style-name="T2">a</text:span><text:span text:style-name="T2">t</text:span><text:span text:style-name="T2">i</text:span><text:span text:style-name="T2">o</text:span><text:span text:style-name="T2">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Группа_ 7">
          <draw:line draw:name="Линия_ 13" draw:style-name="gr9" draw:text-style-name="P6" draw:layer="layout" svg:x1="13.401cm" svg:y1="9.128cm" svg:x2="13.401cm" svg:y2="11.922cm">
            <text:p/>
          </draw:line>
          <draw:custom-shape draw:name="Read_ 7" draw:style-name="gr10" draw:text-style-name="P12" draw:layer="layout" svg:width="2.181cm" svg:height="0.832cm" draw:transform="rotate (1.5707963267949) translate (12.611cm 11.613cm)">
            <text:p text:style-name="P11"><text:span text:style-name="T3"><text:s text:c="6"/></text:span><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0" draw:style-name="gr11" draw:text-style-name="P12" draw:layer="layout" svg:width="2.152cm" svg:height="0.832cm" draw:transform="rotate (-1.5707963267949) translate (14.19cm 9.46cm)">
            <text:p text:style-name="P11"><text:span text:style-name="T3">Write <text:s text:c="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page>
      <draw:page draw:name="page2" draw:style-name="dp1" draw:master-page-name="Обычный">
        <draw:custom-shape draw:style-name="gr12" draw:text-style-name="P1" draw:layer="layout" svg:width="22.86cm" svg:height="12.666cm" svg:x="3.252cm" svg:y="1.669cm">
          <text:p/>
          <draw:enhanced-geometry svg:viewBox="0 0 21600 21600" draw:type="rectangle" draw:enhanced-path="M 0 0 L 21600 0 21600 21600 0 21600 0 0 Z N"/>
        </draw:custom-shape>
        <draw:custom-shape draw:style-name="gr13" draw:text-style-name="P1" draw:layer="layout" svg:width="15.875cm" svg:height="12.7cm" svg:x="6.685cm" svg:y="1.605cm">
          <text:p/>
          <draw:enhanced-geometry svg:viewBox="0 0 21600 21600" draw:type="rectangle" draw:enhanced-path="M 0 0 L 21600 0 21600 21600 0 21600 0 0 Z N"/>
        </draw:custom-shape>
        <draw:custom-shape draw:style-name="gr14" draw:text-style-name="P2" draw:layer="layout" svg:width="15.24cm" svg:height="9.525cm" svg:x="6.985cm" svg:y="4.445cm">
          <text:p/>
          <draw:enhanced-geometry svg:viewBox="0 0 21600 21600" draw:mirror-horizontal="false" draw:mirror-vertical="false" draw:path-stretchpoint-x="10800" draw:path-stretchpoint-y="10800" draw:text-areas="?f3 ?f4 ?f5 ?f6" draw:type="round-rectangle" draw:modifiers="1088.389670375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6" draw:style-name="gr15" draw:text-style-name="P3" draw:layer="layout" svg:width="2.664cm" svg:height="3.88cm" svg:x="8.825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 2" draw:style-name="gr16" draw:text-style-name="P14" draw:layer="layout" svg:width="2.043cm" svg:height="0.749cm" svg:x="9.135cm" svg:y="9.525cm">
          <text:p text:style-name="P13"><text:span text:style-name="T4">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4" draw:style-name="gr15" draw:text-style-name="P3" draw:layer="layout" svg:width="2.664cm" svg:height="3.88cm" svg:x="17.816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 2" draw:style-name="gr16" draw:text-style-name="P14" draw:layer="layout" svg:width="2.043cm" svg:height="0.749cm" svg:x="18.127cm" svg:y="9.525cm">
          <text:p text:style-name="P13"><text:span text:style-name="T4">DB Po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5" draw:style-name="gr15" draw:text-style-name="P3" draw:layer="layout" svg:width="2.664cm" svg:height="3.88cm" svg:x="13.32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 2" draw:style-name="gr16" draw:text-style-name="P14" draw:layer="layout" svg:width="2.043cm" svg:height="0.749cm" svg:x="13.631cm" svg:y="9.525cm">
          <text:p text:style-name="P13"><text:span text:style-name="T4">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Группа_ 10">
          <draw:line draw:name="Линия_ 9" draw:style-name="gr17" draw:text-style-name="P6" draw:layer="layout" svg:x1="10.155cm" svg:y1="6.826cm" svg:x2="10.155cm" svg:y2="9.171cm">
            <text:p/>
          </draw:line>
          <draw:custom-shape draw:name="Read_ 10" draw:style-name="gr18" draw:text-style-name="P12" draw:layer="layout" svg:width="1.389cm" svg:height="0.832cm" draw:transform="rotate (1.5707963267949) translate (9.424cm 8.693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8" draw:style-name="gr19" draw:text-style-name="P7" draw:layer="layout" svg:width="0.737cm" svg:height="0.832cm" draw:transform="rotate (-1.5707963267949) translate (10.887cm 7.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1">
          <draw:line draw:name="Линия_ 10" draw:style-name="gr20" draw:text-style-name="P6" draw:layer="layout" svg:x1="19.149cm" svg:y1="6.826cm" svg:x2="19.149cm" svg:y2="9.171cm">
            <text:p/>
          </draw:line>
          <draw:custom-shape draw:name="Read_ 11" draw:style-name="gr21" draw:text-style-name="P12" draw:layer="layout" svg:width="1.389cm" svg:height="0.832cm" draw:transform="rotate (1.5707963267949) translate (18.418cm 8.693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3" draw:style-name="gr22" draw:text-style-name="P7" draw:layer="layout" svg:width="0.737cm" svg:height="0.832cm" draw:transform="rotate (-1.5707963267949) translate (19.882cm 7.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2">
          <draw:line draw:name="Линия_ 16" draw:style-name="gr23" draw:text-style-name="P6" draw:layer="layout" svg:x1="14.621cm" svg:y1="3.344cm" svg:x2="14.621cm" svg:y2="5.689cm">
            <text:p/>
          </draw:line>
          <draw:custom-shape draw:name="Read_ 12" draw:style-name="gr24" draw:text-style-name="P12" draw:layer="layout" svg:width="1.389cm" svg:height="0.832cm" draw:transform="rotate (1.5707963267949) translate (13.889cm 5.211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4" draw:style-name="gr25" draw:text-style-name="P12" draw:layer="layout" svg:width="1.362cm" svg:height="0.832cm" draw:transform="rotate (-1.5707963267949) translate (15.353cm 3.835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3">
          <draw:line draw:name="Линия_ 17" draw:style-name="gr17" draw:text-style-name="P6" draw:layer="layout" svg:x1="11.489cm" svg:y1="11.565cm" svg:x2="13.156cm" svg:y2="11.172cm">
            <text:p/>
          </draw:line>
          <draw:custom-shape draw:name="Read_ 13" draw:style-name="gr26" draw:text-style-name="P12" draw:layer="layout" svg:width="1.363cm" svg:height="0.832cm" draw:transform="rotate (0.245742358680802) translate (11.573cm 10.686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5" draw:style-name="gr27" draw:text-style-name="P7" draw:layer="layout" svg:width="0.737cm" svg:height="0.832cm" draw:transform="rotate (-1.5707963267949) translate (13.888cm 9.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 18" draw:style-name="gr17" draw:text-style-name="P6" draw:layer="layout" svg:x1="17.762cm" svg:y1="11.581cm" svg:x2="16.095cm" svg:y2="11.188cm">
            <text:p/>
          </draw:line>
          <draw:custom-shape draw:name="Read_ 14" draw:style-name="gr28" draw:text-style-name="P12" draw:layer="layout" svg:width="1.363cm" svg:height="0.832cm" draw:transform="rotate (-0.239459173373622) translate (16.371cm 10.354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4">
          <draw:line draw:name="Линия_ 19" draw:style-name="gr29" draw:text-style-name="P6" draw:layer="layout" svg:x1="14.556cm" svg:y1="6.827cm" svg:x2="14.556cm" svg:y2="9.172cm">
            <text:p/>
          </draw:line>
          <draw:custom-shape draw:name="Read_ 15" draw:style-name="gr30" draw:text-style-name="P12" draw:layer="layout" svg:width="1.362cm" svg:height="0.832cm" draw:transform="rotate (1.5707963267949) translate (13.824cm 8.679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6" draw:style-name="gr31" draw:text-style-name="P7" draw:layer="layout" svg:width="0.737cm" svg:height="0.832cm" draw:transform="rotate (-1.5707963267949) translate (15.288cm 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7" draw:text-style-name="P8" draw:layer="layout" svg:width="1.33cm" svg:height="1.29cm" svg:x="7.633cm" svg:y="3.821cm">
          <draw:image xlink:href="Pictures/10000E5400000707000006D216741E64C7875B85.svg" xlink:type="simple" xlink:show="embed" xlink:actuate="onLoad" draw:mime-type="image/svg+xml">
            <text:p/>
          </draw:image>
          <draw:image xlink:href="Pictures/100000010000004400000042E70BFF95D5E95D63.png" xlink:type="simple" xlink:show="embed" xlink:actuate="onLoad" draw:mime-type="image/png"/>
        </draw:frame>
        <draw:custom-shape draw:style-name="gr32" draw:text-style-name="P16" draw:layer="layout" svg:width="11.43cm" svg:height="1.29cm" svg:x="8.895cm" svg:y="1.905cm">
          <text:p text:style-name="P15"><text:span text:style-name="T5">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33" draw:text-style-name="P18" draw:layer="layout" svg:width="12.17cm" svg:height="0.922cm" svg:x="8.525cm" svg:y="5.721cm" svg:viewBox="0 0 12171 923" draw:points="0,923 892,0 11292,0 12171,923">
          <text:p text:style-name="P17"><text:span text:style-name="T6">MySQL Router (DB Proxy)</text:span></text:p>
        </draw:polygon>
      </draw:page>
      <draw:page draw:name="page3" draw:style-name="dp1" draw:master-page-name="Blank">
        <draw:custom-shape draw:style-name="gr1" draw:text-style-name="P1" draw:layer="layout" svg:width="22.86cm" svg:height="10.541cm" svg:x="3.024cm" svg:y="2.859cm">
          <text:p/>
          <draw:enhanced-geometry svg:viewBox="0 0 21600 21600" draw:type="rectangle" draw:enhanced-path="M 0 0 L 21600 0 21600 21600 0 21600 0 0 Z N"/>
        </draw:custom-shape>
        <draw:custom-shape draw:style-name="gr34" draw:text-style-name="P1" draw:layer="layout" svg:width="15.875cm" svg:height="9.725cm" svg:x="6.685cm" svg:y="3.175cm">
          <text:p/>
          <draw:enhanced-geometry svg:viewBox="0 0 21600 21600" draw:type="rectangle" draw:enhanced-path="M 0 0 L 21600 0 21600 21600 0 21600 0 0 Z N"/>
        </draw:custom-shape>
        <draw:custom-shape draw:style-name="gr35" draw:text-style-name="P2" draw:layer="layout" svg:width="15.24cm" svg:height="5.99cm" svg:x="6.985cm" svg:y="6.556cm">
          <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8" draw:style-name="gr36" draw:text-style-name="P3" draw:layer="layout" svg:width="2.664cm" svg:height="3.88cm" svg:x="8.825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 4" draw:style-name="gr37" draw:text-style-name="P14" draw:layer="layout" svg:width="2.043cm" svg:height="0.749cm" svg:x="9.135cm" svg:y="8.101cm">
          <text:p text:style-name="P13"><text:span text:style-name="T4">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9" draw:style-name="gr36" draw:text-style-name="P3" draw:layer="layout" svg:width="2.664cm" svg:height="3.88cm" svg:x="17.816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 4" draw:style-name="gr37" draw:text-style-name="P14" draw:layer="layout" svg:width="2.043cm" svg:height="0.749cm" svg:x="18.127cm" svg:y="8.101cm">
          <text:p text:style-name="P13"><text:span text:style-name="T4">DB Po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10" draw:style-name="gr36" draw:text-style-name="P3" draw:layer="layout" svg:width="2.664cm" svg:height="3.88cm" svg:x="13.32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 4" draw:style-name="gr37" draw:text-style-name="P14" draw:layer="layout" svg:width="2.043cm" svg:height="0.749cm" svg:x="13.631cm" svg:y="8.101cm">
          <text:p text:style-name="P13"><text:span text:style-name="T4">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8" draw:layer="layout" svg:width="1.33cm" svg:height="1.29cm" svg:x="7.633cm" svg:y="5.966cm">
          <draw:image xlink:href="Pictures/10000E5400000707000006D216741E64C7875B85.svg" xlink:type="simple" xlink:show="embed" xlink:actuate="onLoad" draw:mime-type="image/svg+xml">
            <text:p/>
          </draw:image>
          <draw:image xlink:href="Pictures/100000010000004400000042E70BFF95D5E95D63.png" xlink:type="simple" xlink:show="embed" xlink:actuate="onLoad" draw:mime-type="image/png"/>
        </draw:frame>
        <draw:g draw:name="Группа_ 15">
          <draw:line draw:name="Линия_ 3" draw:style-name="gr38" draw:text-style-name="P6" draw:layer="layout" svg:x1="19.204cm" svg:y1="4.912cm" svg:x2="19.204cm" svg:y2="7.747cm">
            <text:p/>
          </draw:line>
          <draw:custom-shape draw:name="Read_ 3" draw:style-name="gr39" draw:text-style-name="P12" draw:layer="layout" svg:width="1.389cm" svg:height="0.832cm" draw:transform="rotate (1.5707963267949) translate (18.41cm 6.623cm)">
            <text:p text:style-name="P11"><text:span text:style-name="T3">R</text:span><text:span text:style-name="T3">e</text:span><text:span text:style-name="T3">a</text:span><text:span text:style-name="T3">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3" draw:style-name="gr40" draw:text-style-name="P7" draw:layer="layout" svg:width="0.89cm" svg:height="1.007cm" draw:transform="rotate (-1.5707963267949) translate (20.091cm 5.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6">
          <draw:line draw:name="Линия_ 20" draw:style-name="gr41" draw:text-style-name="P6" draw:layer="layout" svg:x1="10.173cm" svg:y1="4.912cm" svg:x2="10.173cm" svg:y2="7.747cm">
            <text:p/>
          </draw:line>
          <draw:custom-shape draw:name="Read_ 16" draw:style-name="gr42" draw:text-style-name="P12" draw:layer="layout" svg:width="1.389cm" svg:height="0.832cm" draw:transform="rotate (1.5707963267949) translate (9.376cm 6.624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7" draw:style-name="gr43" draw:text-style-name="P7" draw:layer="layout" svg:width="0.891cm" svg:height="1.006cm" draw:transform="rotate (-1.5707963267949) translate (11.058cm 5.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7">
          <draw:line draw:name="Линия_ 21" draw:style-name="gr41" draw:text-style-name="P6" draw:layer="layout" svg:x1="11.489cm" svg:y1="10.141cm" svg:x2="13.156cm" svg:y2="9.748cm">
            <text:p/>
          </draw:line>
          <draw:custom-shape draw:name="Read_ 17" draw:style-name="gr44" draw:text-style-name="P12" draw:layer="layout" svg:width="1.363cm" svg:height="0.832cm" draw:transform="rotate (0.245742358680802) translate (11.573cm 9.262cm)">
            <text:p text:style-name="P11"><text:span text:style-name="T3">W</text:span><text:span text:style-name="T3">r</text:span><text:span text:style-name="T3">i</text:span><text:span text:style-name="T3">t</text:span><text:span text:style-name="T3">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8" draw:style-name="gr45" draw:text-style-name="P7" draw:layer="layout" svg:width="0.737cm" svg:height="0.832cm" draw:transform="rotate (-1.5707963267949) translate (13.888cm 8.2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 22" draw:style-name="gr41" draw:text-style-name="P6" draw:layer="layout" svg:x1="17.762cm" svg:y1="10.157cm" svg:x2="16.095cm" svg:y2="9.764cm">
            <text:p/>
          </draw:line>
          <draw:custom-shape draw:name="Read_ 18" draw:style-name="gr46" draw:text-style-name="P12" draw:layer="layout" svg:width="1.363cm" svg:height="0.832cm" draw:transform="rotate (-0.239459173373622) translate (16.371cm 8.93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7" draw:text-style-name="P16" draw:layer="layout" svg:width="11.43cm" svg:height="1.29cm" svg:x="8.894cm" svg:y="3.468cm">
          <text:p text:style-name="P15"><text:span text:style-name="T5">C</text:span><text:span text:style-name="T5">l</text:span><text:span text:style-name="T5">i</text:span><text:span text:style-name="T5">e</text:span><text:span text:style-name="T5">n</text:span><text:span text:style-name="T5">t</text:span><text:span text:style-name="T5"> </text:span><text:span text:style-name="T5">A</text:span><text:span text:style-name="T5">p</text:span><text:span text:style-name="T5">p</text:span><text:span text:style-name="T5">l</text:span><text:span text:style-name="T5">i</text:span><text:span text:style-name="T5">c</text:span><text:span text:style-name="T5">a</text:span><text:span text:style-name="T5">t</text:span><text:span text:style-name="T5">i</text:span><text:span text:style-name="T5">o</text:span><text:span text:style-name="T5">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Группа_ 18">
          <draw:line draw:name="Линия_ 23" draw:style-name="gr23" draw:text-style-name="P6" draw:layer="layout" svg:x1="14.589cm" svg:y1="4.937cm" svg:x2="14.587cm" svg:y2="7.724cm">
            <text:p/>
          </draw:line>
          <draw:custom-shape draw:name="Read_ 20" draw:style-name="gr48" draw:text-style-name="P12" draw:layer="layout" svg:width="1.389cm" svg:height="0.832cm" draw:transform="rotate (1.5707963267949) translate (13.855cm 6.646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 draw:style-name="gr49" draw:text-style-name="P12" draw:layer="layout" svg:width="1.362cm" svg:height="0.832cm" draw:transform="rotate (-1.5707963267949) translate (15.319cm 5.27cm)">
            <text:p text:style-name="P11"><text:span text:style-name="T3">W</text:span><text:span text:style-name="T3">r</text:span><text:span text:style-name="T3">i</text:span><text:span text:style-name="T3">t</text:span><text:span text:style-name="T3">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Полужирный" style:font-family-generic="swiss" style:font-pitch="variable"/>
    <style:font-face style:name="DIN Alternate Bold" svg:font-family="'DIN Alternate Bold'" style:font-pitch="variable"/>
    <style:font-face style:name="DIN Alternate Bold1" svg:font-family="'DIN Alternate Bold'"/>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1"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Triangle" svg:viewBox="0 0 1013 1130" svg:d="M1009 1050l-449-1008-22-30-29-12-34 12-21 26-449 1012-5 13v8l5 21 12 21 17 13 21 4h903l21-4 21-13 9-21 4-21v-8z"/>
    <draw:marker draw:name="msArrowEnd_20_5" draw:display-name="msArrowEnd 5" svg:viewBox="0 0 300 300" svg:d="M150 0l150 300h-300z"/>
    <draw:marker draw:name="Стили_20_стрелок_20_13" draw:display-name="Стили стрелок 13" svg:viewBox="0 0 20 20" svg:d="M0 20l10-20 10 20z"/>
    <draw:marker draw:name="Стили_20_стрелок_20_14" draw:display-name="Стили стрелок 14" svg:viewBox="0 0 20 20" svg:d="M0 20l10-20 10 20z"/>
    <draw:marker draw:name="Стили_20_стрелок_20_15" draw:display-name="Стили стрелок 15" svg:viewBox="0 0 20 20" svg:d="M0 20l10-20 10 20z"/>
    <draw:marker draw:name="Стили_20_стрелок_20_16" draw:display-name="Стили стрелок 16" svg:viewBox="0 0 20 20" svg:d="M0 20l10-20 10 20z"/>
    <draw:marker draw:name="Стили_20_стрелок_20_17" draw:display-name="Стили стрелок 17" svg:viewBox="0 0 20 20" svg:d="M0 20l10-20 10 20z"/>
    <draw:marker draw:name="Стили_20_стрелок_20_18" draw:display-name="Стили стрелок 18" svg:viewBox="0 0 20 20" svg:d="M0 20l10-20 10 20z"/>
    <draw:marker draw:name="Стили_20_стрелок_20_19" draw:display-name="Стили стрелок 19" svg:viewBox="0 0 20 20" svg:d="M0 20l10-20 10 20z"/>
    <draw:marker draw:name="Стили_20_стрелок_20_2" draw:display-name="Стили стрелок 2" svg:viewBox="0 0 20 20" svg:d="M0 20l10-20 10 20z"/>
    <draw:marker draw:name="Стили_20_стрелок_20_3" draw:display-name="Стили стрелок 3" svg:viewBox="0 0 20 20" svg:d="M0 20l10-20 10 20z"/>
    <draw:stroke-dash draw:name="Dash_20_Dot_20_4" draw:display-name="Dash Dot 4" draw:style="rect" draw:dots1="1" draw:dots1-length="0.02cm" draw:dots2="1" draw:dots2-length="0.02cm" draw:distance="0.02cm"/>
    <draw:stroke-dash draw:name="Dashed_20__28_var_29__20_1" draw:display-name="Dashed (var) 1"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Triangle" draw:marker-start-width="0.2cm" draw:marker-start-center="false" draw:marker-end="Triangl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Базовый_5f_1" style:display-name="Базовый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Базовый_5f_1" style:display-name="Базовый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Базовый_5f_1_5f_1" style:display-name="Базовый_1_1" style:family="graphic">
      <style:graphic-properties draw:stroke="solid" draw:stroke-dash="Dashed_20__28_var_29__20_1" svg:stroke-width="0cm" svg:stroke-color="#3465a4" draw:marker-start-width="1.067cm" draw:marker-start-center="false" draw:marker-end-width="0.457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Базовый_5f_1_5f_1" style:display-name="Базовый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gr1" style:family="graphic" style:parent-style-name="standard">
      <style:graphic-properties draw:stroke="none" svg:stroke-width="0.035cm" draw:stroke-linejoin="miter" draw:fill="none" draw:fill-color="#ffffff" draw:textarea-vertical-align="top" draw:auto-grow-height="false" draw:fit-to-size="false" style:shrink-to-fit="false" fo:min-height="15.713cm" fo:padding-top="0.141cm" fo:padding-bottom="0.141cm" fo:padding-left="0.141cm" fo:padding-right="0.141cm" fo:wrap-option="wrap"/>
    </style:style>
    <style:style style:name="MP1" style:family="paragraph">
      <loext:graphic-properties draw:fill="none" draw:fill-color="#ffffff"/>
      <style:paragraph-properties fo:text-align="center" style:writing-mode="lr-tb" style:font-independent-line-spacing="true"/>
      <style:text-properties fo:font-size="16pt" style:font-size-asian="14pt" style:font-size-complex="14pt"/>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style:master-page style:name="Blank" style:page-layout-name="PM0" draw:style-name="Mdp2">
      <draw:frame draw:name="Номер слайда" draw:style-name="Mgr1" draw:text-style-name="MP1" draw:layer="backgroundobjects" svg:width="0.858cm" svg:height="0.952cm" svg:x="33.558cm" svg:y="25.541cm">
        <draw:text-box>
          <text:p/>
        </draw:text-box>
      </draw:frame>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2-28T10:40:43.215234524</meta:creation-date>
    <dc:date>2022-07-08T11:16:38.998136618</dc:date>
    <meta:editing-duration>PT14M3S</meta:editing-duration>
    <meta:editing-cycles>7</meta:editing-cycles>
    <meta:generator>LibreOffice/7.3.4.2$Linux_X86_64 LibreOffice_project/30$Build-2</meta:generator>
    <meta:document-statistic meta:object-count="81"/>
  </office:meta>
</office:document-meta>
</file>